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54000000F23D820989.svm" manifest:media-type=""/>
  <manifest:file-entry manifest:full-path="Pictures/200000010000009900000294150CBCD5.svm" manifest:media-type=""/>
  <manifest:file-entry manifest:full-path="Pictures/2000000100000DE00000035E567CBEB5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}&#10;0\\&#10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latex§\begin{table}&#10;\begin{tabular}{cccc}&#10;00&amp;01&amp;11&amp;10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4§latex§\begin{table}&#10;\begin{tabular}{c|c|c|c|c|}&#10;\cline{2-5}&#10;&amp;m_0&amp;m_1&amp;m_3&amp;m_2\\&#10;\cline{2-5}&#10;&amp;m_4&amp;m_5&amp;m_7&amp;m_6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4.826cm" draw:transform="rotate (1.5707963267946) translate (1.651cm 1.9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-0.254cm" svg:height="-1.143cm" svg:x="0.889cm" svg:y="3.68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0.426cm" svg:height="0.469cm" svg:x="0.209cm" svg:y="2.8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11cm" svg:height="0.469cm" svg:x="3.707cm" svg:y="1.05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213cm" svg:height="1.016cm" svg:x="1.102cm" svg:y="2.628cm">
          <draw:image xlink:href="Pictures/200000010000009900000294150CBCD5.svm" xlink:type="simple" xlink:show="embed" xlink:actuate="onLoad">
            <text:p/>
          </draw:image>
        </draw:frame>
        <draw:frame draw:style-name="gr4" draw:text-style-name="P1" xml:id="id2" draw:id="id2" draw:layer="layout" svg:width="4.318cm" svg:height="0.337cm" svg:x="1.823cm" svg:y="2.037cm">
          <draw:image xlink:href="Pictures/2000000100000A54000000F23D820989.svm" xlink:type="simple" xlink:show="embed" xlink:actuate="onLoad">
            <text:p/>
          </draw:image>
        </draw:frame>
        <draw:frame draw:style-name="gr5" draw:text-style-name="P2" xml:id="id1" draw:id="id1" draw:layer="layout" svg:width="3.05cm" svg:height="0.911cm" svg:x="5.586cm" svg:y="0.254cm">
          <draw:text-box>
            <text:p><text:span text:style-name="T1">گرے علامتی روپ</text:span></text:p>
          </draw:text-box>
        </draw:frame>
        <draw:connector draw:style-name="gr6" draw:text-style-name="P1" draw:layer="layout" draw:type="curve" svg:x1="7.111cm" svg:y1="1.165cm" svg:x2="6.141cm" svg:y2="2.205cm" draw:start-shape="id1" draw:start-glue-point="2" draw:end-shape="id2" draw:end-glue-point="1" svg:d="m7111 1165c0 694-323 1040-970 1040">
          <text:p/>
        </draw:connector>
        <draw:frame draw:style-name="gr7" draw:text-style-name="P1" draw:layer="layout" svg:width="4.971cm" svg:height="1.205cm" svg:x="1.551cm" svg:y="2.501cm">
          <draw:image xlink:href="Pictures/2000000100000DE00000035E567CBEB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17T18:59:52</dc:date>
    <dc:creator>kkk </dc:creator>
    <meta:generator>LibreOffice/3.3$Linux LibreOffice_project/330m19$Build-401</meta:generator>
    <meta:editing-duration>PT1H53M15S</meta:editing-duration>
    <meta:editing-cycles>10</meta:editing-cycles>
    <meta:document-statistic meta:object-count="9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 mathvariant="italic">yz</mi>
    <annotation encoding="StarMath 5.0">yz</annotation>
  </semantics>
</math>
</file>